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4.066cm"/>
    </style:style>
    <style:style style:name="gr2" style:family="graphic" style:parent-style-name="standard">
      <style:graphic-properties draw:stroke="none" svg:stroke-color="#000000" draw:fill="none" draw:fill-color="#ffffff" fo:min-height="8.85cm"/>
    </style:style>
    <style:style style:name="gr3" style:family="graphic" style:parent-style-name="standard">
      <style:graphic-properties svg:stroke-color="#b2b2b2" draw:fill="solid" draw:fill-color="#b2b2b2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b2b2b2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4.35cm"/>
    </style:style>
    <style:style style:name="gr6" style:family="graphic" style:parent-style-name="standard">
      <style:graphic-properties draw:stroke="none" svg:stroke-color="#000000" draw:fill="none" draw:fill-color="#ffffff" fo:min-height="8.02cm"/>
    </style:style>
    <style:style style:name="gr7" style:family="graphic" style:parent-style-name="standard">
      <style:graphic-properties draw:stroke="none" svg:stroke-color="#000000" draw:fill="none" draw:fill-color="#ffffff" fo:min-height="8.55cm"/>
    </style:style>
    <style:style style:name="P1" style:family="paragraph">
      <style:text-properties fo:color="#000000" fo:font-family="Helvetica-Light" style:font-family-generic="swiss" fo:font-size="96pt" style:font-family-asian="Helvetica-Light" style:font-family-generic-asian="swiss" style:font-size-asian="96pt" style:font-family-complex="Helvetica-Light" style:font-family-generic-complex="swiss" style:font-size-complex="96pt"/>
    </style:style>
    <style:style style:name="P2" style:family="paragraph">
      <style:paragraph-properties fo:text-align="center"/>
    </style:style>
    <style:style style:name="P3" style:family="paragraph">
      <style:text-properties fo:color="#d5d5d5" fo:font-family="Helvetica-Light" style:font-family-generic="swiss" fo:font-size="13pt" style:font-family-asian="Helvetica-Light" style:font-family-generic-asian="swiss" style:font-size-asian="13pt" style:font-family-complex="Helvetica-Light" style:font-family-generic-complex="swiss" style:font-size-complex="7.40000009536743pt"/>
    </style:style>
    <style:style style:name="T1" style:family="text">
      <style:text-properties fo:color="#000000" fo:font-family="Helvetica-Light" style:font-family-generic="swiss" fo:font-size="96pt" style:font-family-asian="Helvetica-Light" style:font-family-generic-asian="swiss" style:font-size-asian="96pt" style:font-family-complex="Helvetica-Light" style:font-family-generic-complex="swiss" style:font-size-complex="96pt"/>
    </style:style>
    <style:style style:name="T2" style:family="text">
      <style:text-properties fo:color="#000000" style:text-outline="false" style:text-line-through-style="none" fo:font-family="Helvetica-Light" style:font-family-generic="swiss" fo:font-size="96pt" fo:font-style="normal" fo:text-shadow="none" style:text-underline-style="none" fo:font-weight="normal" style:letter-kerning="true" style:font-family-asian="Helvetica-Light" style:font-family-generic-asian="swiss" style:font-size-asian="96pt" style:font-style-asian="normal" style:font-weight-asian="normal" style:font-family-complex="Helvetica-Light" style:font-family-generic-complex="swiss" style:font-size-complex="9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Monaco" style:font-style-name="Regular" style:font-family-generic="modern" style:font-pitch="fixed" fo:font-size="96pt" fo:font-style="normal" fo:text-shadow="none" style:text-underline-style="none" fo:font-weight="normal" style:letter-kerning="true" style:font-family-asian="Monaco" style:font-style-name-asian="Regular" style:font-family-generic-asian="modern" style:font-pitch-asian="fixed" style:font-size-asian="96pt" style:font-style-asian="normal" style:font-weight-asian="normal" style:font-family-complex="Monaco" style:font-style-name-complex="Regular" style:font-family-generic-complex="modern" style:font-pitch-complex="fixed" style:font-size-complex="9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6cm" svg:height="34.316cm" svg:x="-9.9cm" svg:y="-6.85cm">
          <draw:text-box>
            <text:p><text:span text:style-name="T1"><text:s text:c="5"/></text:span><text:span text:style-name="T1">／ﾌﾌ 　　　ﾑ</text:span><text:span text:style-name="T1">`</text:span><text:span text:style-name="T1">ヽ</text:span></text:p>
            <text:p><text:span text:style-name="T1">　</text:span><text:span text:style-name="T1">/ </text:span><text:span text:style-name="T1">ノ</text:span><text:span text:style-name="T1">) </text:span><text:span text:style-name="T1">／⌒ヽ　</text:span><text:span text:style-name="T1">( </text:span><text:span text:style-name="T1">丶､</text:span></text:p>
            <text:p><text:span text:style-name="T1">ﾞ</text:span><text:span text:style-name="T1">/ </text:span><text:span text:style-name="T1">｜　</text:span><text:span text:style-name="T2">( <text:s/>՞</text:span><text:span text:style-name="T2">ةڼ</text:span><text:span text:style-name="T2">◔ </text:span><text:span text:style-name="T2">)</text:span><text:span text:style-name="T1">⌒</text:span><text:span text:style-name="T1">ﾉ丶</text:span><text:span text:style-name="T1">)</text:span></text:p>
            <text:p><text:span text:style-name="T1">/</text:span><text:span text:style-name="T1">　ﾉ⌒ン　　ヽー</text:span><text:span text:style-name="T1">'</text:span><text:span text:style-name="T1">　､</text:span><text:span text:style-name="T1">|</text:span></text:p>
            <text:p><text:span text:style-name="T1">丶＿　 ノ ｡　ノ､ ｡ ﾉ</text:span></text:p>
            <text:p><text:span text:style-name="T1">　　</text:span><text:span text:style-name="T1">`</text:span><text:span text:style-name="T1">ヽ </text:span><text:span text:style-name="T1">`</text:span><text:span text:style-name="T1">ー￣</text:span><text:span text:style-name="T1">_</text:span><text:span text:style-name="T1">人</text:span><text:span text:style-name="T1">`</text:span><text:span text:style-name="T1">ー</text:span><text:span text:style-name="T1">i</text:span></text:p>
            <text:p><text:span text:style-name="T1">　　　 丶 ￣ </text:span><text:span text:style-name="T1">_</text:span><text:span text:style-name="T1">人</text:span><text:span text:style-name="T1">'</text:span><text:span text:style-name="T1">彡ﾉ</text:span></text:p>
            <text:p><text:span text:style-name="T1">　　　　ﾉ　　 ﾉ </text:span><text:span text:style-name="T1">` /</text:span></text:p>
            <text:p><text:span text:style-name="T1">　　　／</text:span><text:span text:style-name="T1">`</text:span><text:span text:style-name="T1">ヽ</text:span></text:p>
          </draw:text-box>
        </draw:frame>
      </draw:page>
      <draw:page draw:name="page2" draw:style-name="dp1" draw:master-page-name="Default">
        <draw:frame draw:style-name="gr2" draw:text-style-name="P1" draw:layer="layout" svg:width="15.5cm" svg:height="9.1cm" svg:x="4.6cm" svg:y="11cm">
          <draw:text-box>
            <text:p><text:span text:style-name="T2">└</text:span><text:span text:style-name="T2">(՞</text:span><text:span text:style-name="T2">ةڼ</text:span><text:span text:style-name="T2">◔</text:span><text:span text:style-name="T2">)</text:span><text:span text:style-name="T2">」</text:span></text:p>
            <text:p><text:span text:style-name="T2"><text:s text:c="3"/></text:span><text:span text:style-name="T3">⅃</text:span><text:span text:style-name="T2"> <text:s/></text:span><text:span text:style-name="T2">|</text:span></text:p>
          </draw:text-box>
        </draw:frame>
        <draw:custom-shape draw:style-name="gr3" draw:text-style-name="P2" draw:layer="layout" svg:width="4.2cm" svg:height="2.5cm" svg:x="10cm" svg:y="8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2" draw:layer="layout" svg:width="7.5cm" svg:height="0.4cm" svg:x="8cm" svg:y="10.9cm">
          <text:p/>
        </draw:rect>
        <draw:frame draw:style-name="gr5" draw:text-style-name="P1" draw:layer="layout" svg:width="2.7cm" svg:height="4.6cm" svg:x="1.8cm" svg:y="14.3cm">
          <draw:text-box>
            <text:p><text:span text:style-name="T2">†</text:span></text:p>
          </draw:text-box>
        </draw:frame>
        <draw:frame draw:style-name="gr5" draw:text-style-name="P1" draw:layer="layout" svg:width="2.7cm" svg:height="4.6cm" svg:x="18.5cm" svg:y="14.3cm">
          <draw:text-box>
            <text:p><text:span text:style-name="T2">†</text:span></text:p>
          </draw:text-box>
        </draw:frame>
      </draw:page>
      <draw:page draw:name="page3" draw:style-name="dp1" draw:master-page-name="Default">
        <draw:frame draw:style-name="gr6" draw:text-style-name="P1" draw:layer="layout" svg:width="18.1cm" svg:height="8.27cm" svg:x="4.6cm" svg:y="11cm">
          <draw:text-box>
            <text:p><text:span text:style-name="T2">└</text:span><text:span text:style-name="T2">(΄✹</text:span><text:span text:style-name="T2">ਊ✹‵</text:span><text:span text:style-name="T2">)</text:span><text:span text:style-name="T2">」</text:span></text:p>
            <text:p><text:span text:style-name="T2"><text:s text:c="5"/></text:span><text:span text:style-name="T3">⅃</text:span><text:span text:style-name="T2"> <text:s/>└</text:span></text:p>
          </draw:text-box>
        </draw:frame>
      </draw:page>
      <draw:page draw:name="page4" draw:style-name="dp1" draw:master-page-name="Default">
        <draw:frame draw:style-name="gr7" draw:text-style-name="P3" draw:layer="layout" svg:width="18.7cm" svg:height="8.8cm" svg:x="4.6cm" svg:y="5.2cm">
          <draw:text-box>
            <text:p><text:span text:style-name="T2"/></text:p>
            <text:p><text:span text:style-name="T2">┌</text:span><text:span text:style-name="T2">(┌</text:span><text:span text:style-name="T2">＾</text:span><text:span text:style-name="T2">o</text:span><text:span text:style-name="T2">＾</text:span><text:span text:style-name="T2">)┐</text:span></text:p>
          </draw:text-box>
        </draw:frame>
      </draw:page>
      <draw:page draw:name="page5" draw:style-name="dp1" draw:master-page-name="Default">
        <draw:frame draw:style-name="gr7" draw:text-style-name="P3" draw:layer="layout" svg:width="17.2cm" svg:height="8.8cm" svg:x="4.6cm" svg:y="5.2cm">
          <draw:text-box>
            <text:p><text:span text:style-name="T2"/></text:p>
            <text:p><text:span text:style-name="T2">_(ˇωˇ</text:span><text:span text:style-name="T2">」∠</text:span><text:span text:style-name="T2">)_</text:span></text:p>
          </draw:text-box>
        </draw:frame>
      </draw:page>
      <draw:page draw:name="page6" draw:style-name="dp1" draw:master-page-name="Default">
        <draw:custom-shape draw:style-name="gr3" draw:text-style-name="P2" draw:layer="layout" svg:width="4.2cm" svg:height="2.5cm" svg:x="9.2cm" svg:y="8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2" draw:layer="layout" svg:width="7.5cm" svg:height="0.4cm" svg:x="7.2cm" svg:y="10.9cm">
          <text:p/>
        </draw:rect>
        <draw:frame draw:style-name="gr5" draw:text-style-name="P1" draw:layer="layout" svg:width="2.7cm" svg:height="4.6cm" svg:x="-2.2cm" svg:y="14.3cm">
          <draw:text-box>
            <text:p><text:span text:style-name="T2">†</text:span></text:p>
          </draw:text-box>
        </draw:frame>
        <draw:frame draw:style-name="gr5" draw:text-style-name="P1" draw:layer="layout" svg:width="2.7cm" svg:height="4.6cm" svg:x="22.5cm" svg:y="14.3cm">
          <draw:text-box>
            <text:p><text:span text:style-name="T2">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川畑 光希</meta:initial-creator>
    <meta:creation-date>2015-05-22T10:53:51</meta:creation-date>
    <dc:date>2015-06-16T21:01:31</dc:date>
    <dc:creator>川畑 光希</dc:creator>
    <meta:editing-duration>P1DT25M34S</meta:editing-duration>
    <meta:editing-cycles>3</meta:editing-cycles>
    <meta:generator>OpenOffice/4.1.1$Unix OpenOffice.org_project/411m6$Build-9775</meta:generator>
    <meta:document-statistic meta:object-count="13"/>
  </office:meta>
</office:document-meta>
</file>